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7800000018723811176CD681405.png" manifest:media-type="image/png"/>
  <manifest:file-entry manifest:full-path="Pictures/1000020100000780000000E3BF4BA1FBBC2087F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/>
    <style:font-face style:name="SimSun1" svg:font-family="SimSun" style:font-family-generic="modern"/>
    <style:font-face style:name="Javanese Text" svg:font-family="'Javanese Text'" style:font-pitch="variable"/>
    <style:font-face style:name="SimSun" svg:font-family="SimSun" style:font-pitch="variable"/>
    <style:font-face style:name="Gabriola" svg:font-family="Gabriola" style:font-family-generic="decorativ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Segoe Script" svg:font-family="'Segoe Script'" style:font-family-generic="script" style:font-pitch="variable"/>
    <style:font-face style:name="Bahnschrift" svg:font-family="Bahnschrift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draw:auto-grow-height="true" fo:min-height="13.364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draw:auto-grow-height="true" fo:min-height="13.364cm"/>
    </style:style>
    <style:style style:name="pr7" style:family="presentation" style:parent-style-name="Title_20_and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P4" style:family="paragraph">
      <loext:graphic-properties draw:fill="none" draw:fill-color="#ffffff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0pt" fo:hyphenate="false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90%" fo:text-align="end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8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22pt"/>
    </style:style>
    <style:style style:name="P10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text-transform="uppercase" fo:color="#ffffff" style:text-line-through-style="none" style:text-line-through-type="none" style:text-position="0% 100%" style:font-name="Century Gothic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text-transform="uppercase" fo:color="#ffffff" style:text-line-through-style="none" style:text-line-through-type="none" style:text-position="0% 100%" style:font-name="Century Gothic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text-transform="uppercase" fo:color="#ffffff" style:text-line-through-style="none" style:text-line-through-type="none" style:text-position="0% 100%" style:font-name="SimSun" fo:font-size="36pt" fo:letter-spacing="normal" fo:font-style="italic" style:text-underline-style="none" fo:font-weight="bold" style:font-name-asian="SimSun1" style:font-size-asian="36pt" style:font-style-asian="italic" style:font-weight-asian="bold" style:font-size-complex="36pt" style:font-style-complex="italic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Gabriol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text-transform="uppercase" fo:color="#ffffff" style:text-line-through-style="none" style:text-line-through-type="none" style:text-position="0% 100%" style:font-name="Bahnschrift" fo:font-size="40pt" fo:letter-spacing="normal" fo:font-style="italic" style:text-underline-style="solid" style:text-underline-width="auto" style:text-underline-color="font-color" fo:font-weight="normal" style:font-size-asian="40pt" style:font-style-asian="italic" style:font-weight-asian="normal" style:font-size-complex="40pt" style:font-style-complex="italic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entury Gothic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Gabriola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entury Gothic" fo:font-size="22pt" fo:letter-spacing="normal" fo:font-style="normal" style:text-underline-style="none" fo:font-weight="normal" style:font-name-asian="SimSun1" style:font-size-asian="22pt" style:font-style-asian="normal" style:font-weight-asian="normal" style:font-size-complex="22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omic Sans MS" fo:font-size="22pt" fo:letter-spacing="normal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Javanese Text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Javanese Text" fo:font-size="22pt" fo:letter-spacing="normal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Segoe Script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space-before="0.001cm" text:min-label-width="0.634cm"/>
        <style:text-properties fo:font-family="Wingdings" style:font-pitch="variable" style:font-charset="x-symbo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">
        <style:list-level-properties text:space-before="0.001cm" text:min-label-width="0.634cm"/>
        <style:text-properties fo:font-family="Wingdings" style:font-pitch="variable" style:font-charset="x-symbo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A">
        <style:list-level-properties text:space-before="0.001cm" text:min-label-width="1.26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A" text:start-value="2">
        <style:list-level-properties text:space-before="0.001cm" text:min-label-width="1.26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A" text:start-value="3">
        <style:list-level-properties text:space-before="0.001cm" text:min-label-width="1.26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">
        <style:list-level-properties text:space-before="0.001cm" text:min-label-width="0.634cm"/>
        <style:text-properties fo:font-family="Wingdings" style:font-pitch="variable" style:font-charset="x-symbo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>
        <draw:frame draw:name="Title 1" presentation:style-name="pr1" draw:text-style-name="P2" draw:layer="layout" svg:width="24.624cm" svg:height="1.152cm" svg:x="4.13cm" svg:y="3.508cm" presentation:class="title" presentation:user-transformed="true">
          <draw:text-box>
            <text:p text:style-name="P1"><text:span text:style-name="T1"><text:s text:c="16"/></text:span><text:span text:style-name="T2"><text:s text:c="8"/></text:span><text:span text:style-name="T3"><text:s/></text:span><text:span text:style-name="T3">chatbot</text:span></text:p>
          </draw:text-box>
        </draw:frame>
        <draw:frame draw:name="Subtitle 2" presentation:style-name="pr2" draw:text-style-name="P4" draw:layer="layout" svg:width="10.646cm" svg:height="4.394cm" svg:x="22.331cm" svg:y="7.973cm" presentation:class="subtitle" presentation:user-transformed="true">
          <draw:text-box>
            <text:p text:style-name="P3"><text:span text:style-name="T4">GROUP MEMBERS:</text:span></text:p>
            <text:list text:style-name="L2">
              <text:list-item>
                <text:p text:style-name="P3"><text:span text:style-name="T4">Sayali Kamble</text:span></text:p>
              </text:list-item>
              <text:list-item>
                <text:p text:style-name="P3"><text:span text:style-name="T4">Zahid Khan</text:span></text:p>
              </text:list-item>
              <text:list-item>
                <text:p text:style-name="P3"><text:span text:style-name="T4">Vishal Jai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OMAIN OF PROJECT :" draw:style-name="dp1" draw:master-page-name="Title_20_and_20_Content">
        <draw:frame draw:name="Title 1" presentation:style-name="pr4" draw:text-style-name="P7" draw:layer="layout" svg:width="16.449cm" svg:height="2.158cm" svg:x="1.905cm" svg:y="3.556cm" presentation:class="title" presentation:user-transformed="true">
          <draw:text-box>
            <text:p text:style-name="P6"><text:span text:style-name="T5">DOMAIN OF PROJECT :</text:span></text:p>
          </draw:text-box>
        </draw:frame>
        <draw:frame draw:name="Content Placeholder 2" presentation:style-name="pr5" draw:text-style-name="P9" draw:layer="layout" svg:width="16.587cm" svg:height="11.31cm" svg:x="5.544cm" svg:y="5.963cm" presentation:class="outline" presentation:user-transformed="true">
          <draw:text-box>
            <text:list text:style-name="L3">
              <text:list-item>
                <text:p text:style-name="P8"><text:span text:style-name="T6">Neural Networks</text:span></text:p>
              </text:list-item>
              <text:list-item>
                <text:p text:style-name="P8"><text:span text:style-name="T6">Deep Learning</text:span></text:p>
                <text:p text:style-name="P8"><text:span text:style-name="T6"/></text:p>
              </text:list-item>
            </text:list>
            <text:p text:style-name="P8"><text:span text:style-name="T6"/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eywords:" draw:style-name="dp1" draw:master-page-name="Title_20_and_20_Content" presentation:presentation-page-layout-name="AL1T11">
        <draw:frame draw:name="Title 1" presentation:style-name="pr4" draw:text-style-name="P7" draw:layer="layout" svg:width="16.383cm" svg:height="2.183cm" svg:x="2.7cm" svg:y="2.963cm" presentation:class="title" presentation:user-transformed="true">
          <draw:text-box>
            <text:p text:style-name="P6"><text:span text:style-name="T5">Keywords:</text:span></text:p>
          </draw:text-box>
        </draw:frame>
        <draw:frame draw:name="Content Placeholder 2" presentation:style-name="pr5" draw:text-style-name="P9" draw:layer="layout" svg:width="30.059cm" svg:height="11.177cm" svg:x="1.905cm" svg:y="6.096cm" presentation:class="outline" presentation:user-transformed="true">
          <draw:text-box>
            <text:list text:style-name="L5">
              <text:list-item>
                <text:p text:style-name="P10"><text:span text:style-name="T6">Artificial Intelligence</text:span></text:p>
              </text:list-item>
              <text:list-item>
                <text:p text:style-name="P10"><text:span text:style-name="T6">AIML (</text:span><text:span text:style-name="T7">Artificial Intelligence Markup </text:span><text:span text:style-name="T7">Language</text:span><text:span text:style-name="T6">)</text:span></text:p>
              </text:list-item>
              <text:list-item>
                <text:p text:style-name="P10"><text:span text:style-name="T6">ALICE (</text:span><text:span text:style-name="T7">Artificial Linguistic Internet </text:span><text:span text:style-name="T7">Computer</text:span><text:span text:style-name="T6">)</text:span></text:p>
              </text:list-item>
              <text:list-item>
                <text:p text:style-name="P10"><text:span text:style-name="T6">App hosting</text:span></text:p>
              </text:list-item>
            </text:list>
            <text:p text:style-name="P11"><text:span text:style-name="T6"/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ction :" draw:style-name="dp1" draw:master-page-name="Title_20_and_20_Content" presentation:presentation-page-layout-name="AL1T11">
        <draw:frame draw:name="Title 1" presentation:style-name="pr7" draw:text-style-name="P7" draw:layer="layout" svg:width="17.339cm" svg:height="2.031cm" svg:x="5.102cm" svg:y="2.231cm" presentation:class="title" presentation:user-transformed="true">
          <draw:text-box>
            <text:p text:style-name="P6"><text:span text:style-name="T5">Introduction :</text:span></text:p>
          </draw:text-box>
        </draw:frame>
        <draw:frame draw:name="Content Placeholder 2" presentation:style-name="pr5" draw:text-style-name="P9" draw:layer="layout" svg:width="30.059cm" svg:height="11.177cm" svg:x="1.905cm" svg:y="6.096cm" presentation:class="outline" presentation:user-transformed="true">
          <draw:text-box>
            <text:list text:style-name="L6">
              <text:list-item>
                <text:p text:style-name="P8"><text:span text:style-name="T8">One of the most emerging trend in the </text:span><text:span text:style-name="T8">development of robotics is Chatting </text:span><text:span text:style-name="T8">robot.</text:span></text:p>
              </text:list-item>
            </text:list>
            <text:p text:style-name="P8"><text:span text:style-name="T8"/></text:p>
            <text:list text:continue-numbering="true" text:style-name="L6">
              <text:list-item>
                <text:p text:style-name="P8"><text:span text:style-name="T8">A Chat bot is a computer program </text:span><text:span text:style-name="T8">which conducts a conversation via </text:span><text:span text:style-name="T8">textual or auditory method.</text:span></text:p>
              </text:list-item>
            </text:list>
            <text:p text:style-name="P11"><text:span text:style-name="T8"/></text:p>
            <text:list text:continue-numbering="true" text:style-name="L6">
              <text:list-item>
                <text:p text:style-name="P11"><text:span text:style-name="T8"><text:s/></text:span><text:span text:style-name="T8">This chatbot project is a mobile </text:span><text:span text:style-name="T8">application which acts as a friend .</text:span></text:p>
              </text:list-item>
            </text:list>
            <text:p text:style-name="P11"><text:span text:style-name="T8"/></text:p>
            <text:p text:style-name="P11"><text:span text:style-name="T8"/></text:p>
            <text:p text:style-name="P11"><text:span text:style-name="T8"/></text:p>
            <text:p text:style-name="P11"><text:span text:style-name="T8"/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iterature  survey :" draw:style-name="dp1" draw:master-page-name="Title_20_and_20_Content" presentation:presentation-page-layout-name="AL1T11">
        <draw:frame draw:name="Title 1" presentation:style-name="pr4" draw:text-style-name="P7" draw:layer="layout" svg:width="19.614cm" svg:height="2.713cm" svg:x="4.528cm" svg:y="2.123cm" presentation:class="title" presentation:user-transformed="true">
          <draw:text-box>
            <text:p text:style-name="P6"><text:span text:style-name="T5">Literature <text:s/>survey :</text:span></text:p>
          </draw:text-box>
        </draw:frame>
        <draw:frame draw:name="Content Placeholder 2" presentation:style-name="pr5" draw:text-style-name="P9" draw:layer="layout" svg:width="30.059cm" svg:height="13.538cm" svg:x="1.905cm" svg:y="4.837cm" presentation:class="outline" presentation:user-transformed="true">
          <draw:text-box>
            <text:list text:style-name="L7">
              <text:list-item>
                <text:p text:style-name="P8"><text:span text:style-name="T9">An Intelligent web-based voice chat </text:span><text:span text:style-name="T9">bot </text:span></text:p>
              </text:list-item>
            </text:list>
            <text:p text:style-name="P11"><text:span text:style-name="T10">The major technological enhancement in </text:span><text:span text:style-name="T10">this research is integrating speech </text:span><text:span text:style-name="T10">recognition and text to speech converter</text:span><text:span text:style-name="T9">.</text:span></text:p>
            <text:p text:style-name="P11"><text:span text:style-name="T9"/></text:p>
            <text:list text:style-name="L8">
              <text:list-item>
                <text:p text:style-name="P11"><text:span text:style-name="T9">Chinese Intelligent Chat Robot Based </text:span><text:span text:style-name="T9">on the AIML </text:span></text:p>
              </text:list-item>
            </text:list>
            <text:p text:style-name="P11"><text:span text:style-name="T11">This paper explains the language </text:span><text:span text:style-name="T11">enhancement in the field of chatting </text:span><text:span text:style-name="T11">bot .AIML can be used not only to develop </text:span><text:span text:style-name="T11">bots in English Language but also in </text:span><text:span text:style-name="T11">many other foreign languages such as </text:span><text:span text:style-name="T11">Chinese and Japanese </text:span><text:span text:style-name="T9">. </text:span></text:p>
            <text:p text:style-name="P11"><text:span text:style-name="T9"/></text:p>
            <text:list text:style-name="L9">
              <text:list-item>
                <text:p text:style-name="P11"><text:span text:style-name="T9">Development and Implementation of a </text:span><text:span text:style-name="T9">chat bot in a Social Network</text:span></text:p>
              </text:list-item>
            </text:list>
            <text:p text:style-name="P11"><text:span text:style-name="T11">This paper describes the linking of chat </text:span><text:span text:style-name="T11">bot with social network like twitter to </text:span><text:span text:style-name="T11">entertain the users.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chnology  stack :" draw:style-name="dp1" draw:master-page-name="Title_20_and_20_Content" presentation:presentation-page-layout-name="AL1T11">
        <draw:frame draw:name="Title 1" presentation:style-name="pr4" draw:text-style-name="P7" draw:layer="layout" svg:width="17.601cm" svg:height="2.647cm" svg:x="8.043cm" svg:y="2.123cm" presentation:class="title" presentation:user-transformed="true">
          <draw:text-box>
            <text:p text:style-name="P6"><text:span text:style-name="T5">Technology <text:s/>stack :</text:span></text:p>
          </draw:text-box>
        </draw:frame>
        <draw:frame draw:name="Content Placeholder 2" presentation:style-name="pr5" draw:text-style-name="P9" draw:layer="layout" svg:width="30.059cm" svg:height="11.884cm" svg:x="1.905cm" svg:y="5.389cm" presentation:class="outline" presentation:user-transformed="true">
          <draw:text-box>
            <text:list text:style-name="L5">
              <text:list-item>
                <text:p text:style-name="P10"><text:span text:style-name="T12">Tensor flow</text:span></text:p>
              </text:list-item>
              <text:list-item>
                <text:p text:style-name="P10"><text:span text:style-name="T12">Spyder</text:span></text:p>
              </text:list-item>
              <text:list-item>
                <text:p text:style-name="P10"><text:span text:style-name="T12">NLP(Natural Language Processing)</text:span></text:p>
              </text:list-item>
            </text:list>
            <text:p text:style-name="P10"><text:span text:style-name="T12"/></text:p>
            <text:p text:style-name="P10"><text:span text:style-name="T6"/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clusion :" draw:style-name="dp1" draw:master-page-name="Title_20_and_20_Content" presentation:presentation-page-layout-name="AL1T11">
        <draw:frame draw:name="Title 1" presentation:style-name="pr4" draw:text-style-name="P7" draw:layer="layout" svg:width="13.337cm" svg:height="3.066cm" svg:x="8.043cm" svg:y="2.123cm" presentation:class="title" presentation:user-transformed="true">
          <draw:text-box>
            <text:p text:style-name="P6"><text:span text:style-name="T5">Conclusion :</text:span></text:p>
          </draw:text-box>
        </draw:frame>
        <draw:frame draw:name="Content Placeholder 2" presentation:style-name="pr5" draw:text-style-name="P9" draw:layer="layout" svg:width="30.059cm" svg:height="12.326cm" svg:x="1.905cm" svg:y="4.947cm" presentation:class="outline" presentation:user-transformed="true">
          <draw:text-box>
            <text:list text:style-name="L10">
              <text:list-item>
                <text:p text:style-name="P8"><text:span text:style-name="T8">A usable system will be designed , </text:span><text:span text:style-name="T8">developed and deployed in an </text:span><text:span text:style-name="T8">Application .</text:span></text:p>
              </text:list-item>
            </text:list>
            <text:p text:style-name="P11"><text:span text:style-name="T8"/></text:p>
            <text:list text:continue-numbering="true" text:style-name="L10">
              <text:list-item>
                <text:p text:style-name="P11"><text:span text:style-name="T8">The user can have a normal day to day </text:span><text:span text:style-name="T8">conversation with the bot.</text:span></text:p>
              </text:list-item>
            </text:list>
            <text:p text:style-name="P11"><text:span text:style-name="T8"/></text:p>
            <text:list text:continue-numbering="true" text:style-name="L10">
              <text:list-item>
                <text:p text:style-name="P11"><text:span text:style-name="T8"><text:s/></text:span><text:span text:style-name="T8">Thus this system will be helpful by </text:span><text:span text:style-name="T8">being a personal assistant and available </text:span><text:span text:style-name="T8">24/7 that cannot be expected from a </text:span><text:span text:style-name="T8">human friend 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Gothic" svg:font-family="'Century Gothic'"/>
    <style:font-face style:name="SimSun1" svg:font-family="SimSun" style:font-family-generic="modern"/>
    <style:font-face style:name="Javanese Text" svg:font-family="'Javanese Text'" style:font-pitch="variable"/>
    <style:font-face style:name="SimSun" svg:font-family="SimSun" style:font-pitch="variable"/>
    <style:font-face style:name="Gabriola" svg:font-family="Gabriola" style:font-family-generic="decorativ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Segoe Script" svg:font-family="'Segoe Script'" style:font-family-generic="script" style:font-pitch="variable"/>
    <style:font-face style:name="Bahnschrift" svg:font-family="Bahnschrift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000000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entury Gothic" fo:font-family="'Century Gothic'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90%" fo:text-align="start" fo:text-indent="0cm" style:punctuation-wrap="hanging"/>
      <style:text-properties fo:font-variant="normal" fo:text-transform="none" fo:color="#ffffff" style:text-line-through-style="none" style:text-line-through-type="none" style:text-position="0% 100%" style:font-name="Century Gothic" fo:font-family="'Century Gothic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90%" fo:text-align="start" fo:text-indent="0cm" style:punctuation-wrap="hanging"/>
      <style:text-properties fo:font-variant="normal" fo:text-transform="none" fo:color="#ffffff" style:text-line-through-style="none" style:text-line-through-type="none" style:text-position="0% 100%" style:font-name="Century Gothic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90%" fo:text-align="start" fo:text-indent="0cm" style:punctuation-wrap="hanging"/>
      <style:text-properties fo:font-variant="normal" fo:text-transform="none" fo:color="#ffffff" style:text-line-through-style="none" style:text-line-through-type="none" style:text-position="0% 100%" style:font-name="Century Gothic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entury Gothic" fo:font-family="'Century Gothic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000000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entury Gothic" fo:font-family="'Century Gothic'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90%" fo:text-align="start" fo:text-indent="0cm" style:punctuation-wrap="hanging"/>
      <style:text-properties fo:font-variant="normal" fo:text-transform="none" fo:color="#ffffff" style:text-line-through-style="none" style:text-line-through-type="none" style:text-position="0% 100%" style:font-name="Century Gothic" fo:font-family="'Century Gothic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90%" fo:text-align="start" fo:text-indent="0cm" style:punctuation-wrap="hanging"/>
      <style:text-properties fo:font-variant="normal" fo:text-transform="none" fo:color="#ffffff" style:text-line-through-style="none" style:text-line-through-type="none" style:text-position="0% 100%" style:font-name="Century Gothic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90%" fo:text-align="start" fo:text-indent="0cm" style:punctuation-wrap="hanging"/>
      <style:text-properties fo:font-variant="normal" fo:text-transform="none" fo:color="#ffffff" style:text-line-through-style="none" style:text-line-through-type="none" style:text-position="0% 100%" style:font-name="Century Gothic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entury Gothic" fo:font-family="'Century Gothic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7cm" fo:page-height="19.0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.5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.5pt" style:font-size-asian="14pt" style:font-size-complex="14pt"/>
    </style:style>
    <style:style style:name="MP10" style:family="paragraph">
      <style:paragraph-properties fo:margin-top="0cm" fo:margin-bottom="0cm" fo:line-height="90%" fo:text-align="end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2" style:family="paragraph">
      <style:paragraph-properties fo:text-align="start"/>
    </style:style>
    <style:style style:name="MP13" style:family="paragraph">
      <style:paragraph-properties fo:margin-left="0cm" fo:margin-right="0cm" fo:text-indent="0cm"/>
    </style:style>
    <style:style style:name="MP1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ffffff" style:text-line-through-style="none" style:text-line-through-type="none" style:text-position="0% 100%" style:font-name="Century Gothic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entury Gothic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4" style:family="text">
      <style:text-properties fo:text-transform="uppercase" fo:color="#ffffff" style:text-line-through-style="none" style:text-line-through-type="none" style:text-position="0% 100%" style:font-name="Century Gothic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Century Gothic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Century Gothic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_20_Slide" style:display-name="Title Slide" style:page-layout-name="PM1" draw:style-name="Mdp1">
      <draw:frame draw:name="Picture 6" draw:style-name="Mgr3" draw:text-style-name="MP5" draw:layer="backgroundobjects" svg:width="33.869cm" svg:height="4.003cm" svg:x="0cm" svg:y="0cm">
        <draw:image xlink:href="Pictures/1000020100000780000000E3BF4BA1FBBC2087FA.png" xlink:type="simple" xlink:show="embed" xlink:actuate="onLoad">
          <text:p/>
        </draw:image>
      </draw:frame>
      <draw:frame draw:name="Picture 6" draw:style-name="Mgr3" draw:text-style-name="MP5" draw:layer="backgroundobjects" svg:width="33.869cm" svg:height="6.896cm" svg:x="0cm" svg:y="12.153cm">
        <draw:image xlink:href="Pictures/10000201000007800000018723811176CD681405.png" xlink:type="simple" xlink:show="embed" xlink:actuate="onLoad">
          <text:p/>
        </draw:image>
      </draw:frame>
      <draw:frame draw:name="Title 1" presentation:style-name="Mpr1" draw:text-style-name="MP7" draw:layer="backgroundobjects" svg:width="26.248cm" svg:height="5.069cm" svg:x="3.81cm" svg:y="5.009cm" presentation:class="title" presentation:user-transformed="true">
        <draw:text-box>
          <text:p text:style-name="MP6"><text:span text:style-name="MT2">Click to </text:span><text:span text:style-name="MT2">edit </text:span><text:span text:style-name="MT2">Master </text:span><text:span text:style-name="MT2">title </text:span><text:span text:style-name="MT2">style</text:span></text:p>
        </draw:text-box>
      </draw:frame>
      <draw:frame draw:name="Date Placeholder 3" presentation:style-name="Mpr2" draw:text-style-name="MP9" draw:layer="backgroundobjects" svg:width="8.086cm" svg:height="1.04cm" svg:x="21.972cm" svg:y="11.984cm" presentation:class="date-time" presentation:user-transformed="true">
        <draw:text-box>
          <text:p text:style-name="MP8"><text:span text:style-name="MT3"><text:date style:data-style-name="D1" text:date-value="2019-09-23">23/09/19</text:date></text:span></text:p>
        </draw:text-box>
      </draw:frame>
      <draw:frame draw:name="Footer Placeholder 4" presentation:style-name="Mpr2" draw:text-style-name="MP9" draw:layer="backgroundobjects" svg:width="17.781cm" svg:height="1.013cm" svg:x="3.81cm" svg:y="12.011cm" presentation:class="footer" presentation:user-transformed="true">
        <draw:text-box>
          <text:p/>
        </draw:text-box>
      </draw:frame>
      <draw:frame draw:name="Slide Number Placeholder 5" presentation:style-name="Mpr2" draw:text-style-name="MP9" draw:layer="backgroundobjects" svg:width="7.62cm" svg:height="1.013cm" svg:x="22.438cm" svg:y="3.975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Title_20_Slide-outline1" draw:layer="backgroundobjects" svg:width="30.482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Picture 6" draw:style-name="Mgr3" draw:text-style-name="MP5" draw:layer="backgroundobjects" svg:width="33.869cm" svg:height="4.003cm" svg:x="0cm" svg:y="0cm">
        <draw:image xlink:href="Pictures/1000020100000780000000E3BF4BA1FBBC2087FA.png" xlink:type="simple" xlink:show="embed" xlink:actuate="onLoad">
          <text:p/>
        </draw:image>
      </draw:frame>
      <draw:frame draw:name="Title 1" presentation:style-name="Mpr5" draw:text-style-name="MP11" draw:layer="backgroundobjects" svg:width="23.919cm" svg:height="3.591cm" svg:x="8.043cm" svg:y="2.123cm" presentation:class="title" presentation:user-transformed="true">
        <draw:text-box>
          <text:p text:style-name="MP10"><text:span text:style-name="MT4">Click to </text:span><text:span text:style-name="MT4">edit Master </text:span><text:span text:style-name="MT4">title style</text:span></text:p>
        </draw:text-box>
      </draw:frame>
      <draw:frame draw:name="Content Placeholder 2" presentation:style-name="Mpr6" draw:text-style-name="MP15" draw:layer="backgroundobjects" svg:width="30.059cm" svg:height="11.177cm" svg:x="1.905cm" svg:y="6.096cm" presentation:class="outline" presentation:user-transformed="true">
        <draw:text-box>
          <text:list text:style-name="ML3">
            <text:list-item>
              <text:p text:style-name="MP12"><text:span text:style-name="MT5">Click to edit the outline text format</text:span></text:p>
              <text:list>
                <text:list-item>
                  <text:p text:style-name="MP12"><text:span text:style-name="MT5">Second Outline Level</text:span></text:p>
                  <text:list>
                    <text:list-item>
                      <text:p text:style-name="MP12"><text:span text:style-name="MT5">Third Outline Level</text:span></text:p>
                      <text:list>
                        <text:list-item>
                          <text:p text:style-name="MP12"><text:span text:style-name="MT5">Fourth Outline Level</text:span></text:p>
                          <text:list>
                            <text:list-item>
                              <text:p text:style-name="MP12"><text:span text:style-name="MT5">Fifth Outline Level</text:span></text:p>
                              <text:list>
                                <text:list-item>
                                  <text:p text:style-name="MP12"><text:span text:style-name="MT5">Sixth Outline Level</text:span></text:p>
                                  <text:list>
                                    <text:list-item>
                                      <text:p text:style-name="MP13"><text:span text:style-name="MT5">Seventh Outline </text:span><text:span text:style-name="MT5">LevelEdit Master </text:span><text:span text:style-name="MT5">text styles</text:span></text:p>
                                      <text:list>
                                        <text:list-item>
                                          <text:p text:style-name="MP13"><text:span text:style-name="MT6">Second level</text:span></text:p>
                                          <text:list>
                                            <text:list-item>
                                              <text:p text:style-name="MP13"><text:span text:style-name="MT7">Third level</text:span></text:p>
                                              <text:list>
                                                <text:list-item>
                                                  <text:p text:style-name="MP14"><text:span text:style-name="MT8">Fourth level</text:span></text:p>
                                                </text:list-item>
                                                <text:list-item>
                                                  <text:p text:style-name="MP14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9" draw:layer="backgroundobjects" svg:width="8.086cm" svg:height="1.013cm" svg:x="23.878cm" svg:y="17.657cm" presentation:class="date-time" presentation:user-transformed="true">
        <draw:text-box>
          <text:p text:style-name="MP8"><text:span text:style-name="MT3"><text:date style:data-style-name="D1" text:date-value="2019-09-23">23/09/19</text:date></text:span></text:p>
        </draw:text-box>
      </draw:frame>
      <draw:frame draw:name="Footer Placeholder 4" presentation:style-name="Mpr7" draw:text-style-name="MP9" draw:layer="backgroundobjects" svg:width="21.591cm" svg:height="1.013cm" svg:x="1.905cm" svg:y="17.655cm" presentation:class="footer" presentation:user-transformed="true">
        <draw:text-box>
          <text:p/>
        </draw:text-box>
      </draw:frame>
      <draw:frame draw:name="Slide Number Placeholder 5" presentation:style-name="Mpr7" draw:text-style-name="MP9" draw:layer="backgroundobjects" svg:width="7.62cm" svg:height="1.013cm" svg:x="24.344cm" svg:y="1.05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ollege Enquiry chatbot</dc:title>
    <meta:initial-creator>sayali kamble</meta:initial-creator>
    <meta:editing-cycles>23</meta:editing-cycles>
    <meta:creation-date>2019-02-11T16:28:55</meta:creation-date>
    <dc:date>2019-09-23T16:02:11.740356553</dc:date>
    <meta:editing-duration>PT10M18S</meta:editing-duration>
    <meta:generator>LibreOffice/6.0.7.3$Linux_X86_64 LibreOffice_project/00m0$Build-3</meta:generator>
    <meta:document-statistic meta:object-count="6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  <meta:template xlink:type="simple" xlink:actuate="onRequest" xlink:title="TM04033937[[fn=Vapor Trail]]" xlink:href=""/>
  </office:meta>
</office:document-meta>
</file>